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B400000070892101209BF0119A5.png" manifest:media-type="image/png"/>
  <manifest:file-entry manifest:full-path="Pictures/1000020100000B40000007086FDE6BA8698C04A3.png" manifest:media-type="image/png"/>
  <manifest:file-entry manifest:full-path="Pictures/1000020100000B4000000708905312C64AE8C07B.png" manifest:media-type="image/png"/>
  <manifest:file-entry manifest:full-path="Pictures/1000020100000B40000007084425DAAD79B93660.png" manifest:media-type="image/png"/>
  <manifest:file-entry manifest:full-path="Pictures/1000020100000B400000070887292F1C29DCEA84.png" manifest:media-type="image/png"/>
  <manifest:file-entry manifest:full-path="Pictures/1000020100000B40000007083CE1C2DCE7FA4282.png" manifest:media-type="image/png"/>
  <manifest:file-entry manifest:full-path="Pictures/1000020100000B4000000708D152527FF9038EAA.png" manifest:media-type="image/png"/>
  <manifest:file-entry manifest:full-path="Pictures/1000020100000B400000070840070AF00E652D46.png" manifest:media-type="image/png"/>
  <manifest:file-entry manifest:full-path="Pictures/1000020100000B40000007085890A7109CC4085F.png" manifest:media-type="image/png"/>
  <manifest:file-entry manifest:full-path="Pictures/1000020100000B4000000708E272B72DF1AFF1FB.png" manifest:media-type="image/png"/>
  <manifest:file-entry manifest:full-path="Pictures/1000020100000B40000007086ED7838D88AF3327.png" manifest:media-type="image/png"/>
  <manifest:file-entry manifest:full-path="Pictures/1000020100000B4000000708AF0B691683E496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cm" svg:stroke-color="#faa61a" draw:marker-start-width="0.35cm" draw:marker-end-width="0.35cm" draw:textarea-vertical-align="middle" draw:color-mode="standard" draw:luminance="0%" draw:contrast="0%" draw:gamma="100%" draw:red="0%" draw:green="0%" draw:blue="0%" fo:clip="rect(0cm, 0cm, 22.238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cm" svg:stroke-color="#faa61a" draw:marker-start-width="0.2cm" draw:marker-end-width="0.2cm" draw:textarea-vertical-align="middle" draw:color-mode="standard" draw:luminance="0%" draw:contrast="0%" draw:gamma="100%" draw:red="0%" draw:green="0%" draw:blue="0%" fo:clip="rect(0cm, 0cm, 19.199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faa61a" draw:marker-start-width="0.35cm" draw:marker-end-width="0.35cm" draw:textarea-vertical-align="middle" draw:color-mode="standard" draw:luminance="0%" draw:contrast="0%" draw:gamma="100%" draw:red="0%" draw:green="0%" draw:blue="0%" fo:clip="rect(0cm, 0cm, 25.262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faa61a" draw:marker-start-width="0.35cm" draw:marker-end-width="0.35cm" draw:textarea-vertical-align="middle" draw:color-mode="standard" draw:luminance="0%" draw:contrast="0%" draw:gamma="100%" draw:red="0%" draw:green="0%" draw:blue="0%" fo:clip="rect(0cm, 0cm, 26.471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191cm, 0cm)" draw:image-opacity="100%" style:mirror="none"/>
    </style:style>
    <style:style style:name="gr9" style:family="graphic" style:parent-style-name="Object_20_with_20_no_20_fill_20_and_20_no_20_line">
      <style:graphic-properties draw:stroke="solid" svg:stroke-color="#faa61a" draw:marker-start-width="0.35cm" draw:marker-end-width="0.35cm" draw:textarea-vertical-align="middle" draw:color-mode="standard" draw:luminance="0%" draw:contrast="0%" draw:gamma="100%" draw:red="0%" draw:green="0%" draw:blue="0%" fo:clip="rect(0cm, 0cm, 27.076cm, 0cm)" draw:image-opacity="100%" style:mirror="none"/>
    </style:style>
    <style:style style:name="gr10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99cm" svg:height="15.749cm" svg:x="1.434cm" svg:y="0.005cm">
          <draw:image xlink:href="Pictures/1000020100000B4000000708E272B72DF1AFF1F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0.793cm" svg:height="12.995cm" svg:x="-0.166cm" svg:y="0.005cm">
          <draw:image xlink:href="Pictures/1000020100000B400000070887292F1C29DCEA84.png" xlink:type="simple" xlink:show="embed" xlink:actuate="onLoad">
            <text:p/>
          </draw:image>
        </draw:frame>
        <draw:frame draw:style-name="gr3" draw:text-style-name="P1" draw:layer="layout" svg:width="19.212cm" svg:height="6.4cm" svg:x="-0.012cm" svg:y="5.6cm">
          <draw:image xlink:href="Pictures/1000020100000B40000007085890A7109CC4085F.png" xlink:type="simple" xlink:show="embed" xlink:actuate="onLoad">
            <text:p/>
          </draw:image>
        </draw:frame>
        <draw:frame draw:style-name="gr4" draw:text-style-name="P1" draw:layer="layout" svg:width="19.033cm" svg:height="7.099cm" svg:x="9.2cm" svg:y="8.301cm">
          <draw:image xlink:href="Pictures/1000020100000B40000007086ED7838D88AF332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5.199cm" svg:height="15.749cm" svg:x="1.434cm" svg:y="0.005cm">
          <draw:image xlink:href="Pictures/1000020100000B400000070840070AF00E652D46.png" xlink:type="simple" xlink:show="embed" xlink:actuate="onLoad">
            <text:p/>
          </draw:image>
        </draw:frame>
        <draw:frame draw:style-name="gr5" draw:text-style-name="P1" draw:layer="layout" svg:width="18.6cm" svg:height="5.458cm" svg:x="0.2cm" svg:y="5.4cm">
          <draw:image xlink:href="Pictures/1000020100000B4000000708AF0B691683E496E4.png" xlink:type="simple" xlink:show="embed" xlink:actuate="onLoad">
            <text:p/>
          </draw:image>
        </draw:frame>
        <draw:frame draw:style-name="gr6" draw:text-style-name="P1" draw:layer="layout" svg:width="20.366cm" svg:height="5.653cm" svg:x="7.2cm" svg:y="9cm">
          <draw:image xlink:href="Pictures/1000020100000B4000000708905312C64AE8C07B.png" xlink:type="simple" xlink:show="embed" xlink:actuate="onLoad">
            <text:p/>
          </draw:image>
        </draw:frame>
        <draw:line draw:style-name="gr7" draw:text-style-name="P3" draw:layer="layout" svg:x1="20cm" svg:y1="2cm" svg:x2="16.4cm" svg:y2="7.4cm">
          <text:p/>
        </draw:line>
        <draw:line draw:style-name="gr7" draw:text-style-name="P3" draw:layer="layout" svg:x1="19.8cm" svg:y1="6cm" svg:x2="19.8cm" svg:y2="10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8" draw:text-style-name="P1" draw:layer="layout" svg:width="25.199cm" svg:height="10.394cm" svg:x="0.2cm" svg:y="0.206cm">
          <draw:image xlink:href="Pictures/1000020100000B40000007086FDE6BA8698C04A3.png" xlink:type="simple" xlink:show="embed" xlink:actuate="onLoad">
            <text:p/>
          </draw:image>
        </draw:frame>
        <draw:frame draw:style-name="gr9" draw:text-style-name="P1" draw:layer="layout" svg:width="20.766cm" svg:height="5.599cm" svg:x="0.2cm" svg:y="6.6cm">
          <draw:image xlink:href="Pictures/1000020100000B4000000708D152527FF9038EAA.png" xlink:type="simple" xlink:show="embed" xlink:actuate="onLoad">
            <text:p/>
          </draw:image>
        </draw:frame>
        <draw:frame draw:style-name="gr5" draw:text-style-name="P1" draw:layer="layout" svg:width="18.566cm" svg:height="5.448cm" svg:x="10.634cm" svg:y="9.552cm">
          <draw:image xlink:href="Pictures/1000020100000B40000007084425DAAD79B93660.png" xlink:type="simple" xlink:show="embed" xlink:actuate="onLoad">
            <text:p/>
          </draw:image>
        </draw:frame>
        <draw:line draw:style-name="gr10" draw:text-style-name="P4" draw:layer="layout" svg:x1="23.2cm" svg:y1="2.4cm" svg:x2="17.6cm" svg:y2="7.6cm">
          <text:p/>
        </draw:line>
        <draw:line draw:style-name="gr10" draw:text-style-name="P4" draw:layer="layout" svg:x1="22.8cm" svg:y1="9cm" svg:x2="22.8cm" svg:y2="10.4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272cm" svg:height="10.795cm" svg:x="0cm" svg:y="-0.195cm">
          <draw:image xlink:href="Pictures/1000020100000B400000070892101209BF0119A5.png" xlink:type="simple" xlink:show="embed" xlink:actuate="onLoad">
            <text:p/>
          </draw:image>
        </draw:frame>
        <draw:frame draw:style-name="gr1" draw:text-style-name="P1" draw:layer="layout" svg:width="16.632cm" svg:height="10.395cm" svg:x="11.2cm" svg:y="5.4cm">
          <draw:image xlink:href="Pictures/1000020100000B40000007083CE1C2DCE7FA428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6:26:27.228533208</meta:creation-date>
    <dc:date>2019-12-14T16:57:59.106095903</dc:date>
    <meta:editing-duration>PT11M7S</meta:editing-duration>
    <meta:editing-cycles>2</meta:editing-cycles>
    <meta:generator>LibreOffice/6.0.7.3$Linux_X86_64 LibreOffice_project/00m0$Build-3</meta:generator>
    <meta:document-statistic meta:object-count="49"/>
  </office:meta>
</office:document-meta>
</file>